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310d" officeooo:paragraph-rsid="0017310d"/>
    </style:style>
    <style:style style:name="P2" style:family="paragraph" style:parent-style-name="Standard">
      <style:text-properties officeooo:rsid="0017310d" officeooo:paragraph-rsid="00175eed"/>
    </style:style>
    <style:style style:name="T1" style:family="text">
      <style:text-properties officeooo:rsid="00175e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Zusammenfassung</text:span></text:p>
      <text:p text:style-name="P2">Dieses Kapitel umfasst die grundlegenden Regeln für Aeternum, die jeder Spieler und auch der Spielmeister kennen sollten. </text:p>
      <text:p text:style-name="P1">Spielercharaktere</text:p>
      <text:p text:style-name="P1">Zunächst werden die Spielwerte und Eigenschaften der Spielercharakter erläutert und die damit zusammenhängen Regeln. </text:p>
      <text:p text:style-name="P1">Proben</text:p>
      <text:p text:style-name="P1">Es folgt eine Zusammenfassung von den möglichen Proben, die Spieler und Spielmeister ablegen müssen. Eine Probe ist hierbei ein Test, ob eine bestimmte Handlung erfolgreich ist oder nicht.</text:p>
      <text:p text:style-name="P1">Kampf</text:p>
      <text:p text:style-name="P1">Der Abschnitt zum Kampf konzentriert sich ausschließlich auf Kampfsituationen. Es wird erklärt, wie sich der Kampf zum normalen Handeln unterscheidet und wie diese schnelllebig und interessant gestaltet werden können.</text:p>
      <text:p text:style-name="P1">Ausrüstung</text:p>
      <text:p text:style-name="P1">Der abschließende Abschnitt erklärt, wie Spieler Gegenstände sammeln und einsetzen können. Zusätzlich wird auch das Smartphone näher erklärt, welches ein wichtiges Werkzeug in der Modernen darstellt. Abschließend werden noch die Regel rund um Eigentum genan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6T17:36:27.851000000</meta:creation-date>
    <dc:date>2024-05-26T18:05:57.961000000</dc:date>
    <meta:editing-duration>PT29M30S</meta:editing-duration>
    <meta:editing-cycles>2</meta:editing-cycles>
    <meta:generator>LibreOffice/24.2.3.2$Windows_X86_64 LibreOffice_project/433d9c2ded56988e8a90e6b2e771ee4e6a5ab2ba</meta:generator>
    <meta:document-statistic meta:table-count="0" meta:image-count="0" meta:object-count="0" meta:page-count="1" meta:paragraph-count="10" meta:word-count="128" meta:character-count="957" meta:non-whitespace-character-count="837"/>
  </office:meta>
</office:document-meta>
</file>